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4.7409in"/>
    </style:style>
    <style:style style:name="co7" style:family="table-column">
      <style:table-column-properties fo:break-before="auto" style:column-width="5.14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000000" fo:border-left="none" fo:border-right="0.0008in solid #000000" fo:border-top="none"/>
    </style:style>
    <style:style style:name="ce5" style:family="table-cell" style:parent-style-name="Default">
      <style:table-cell-properties fo:background-color="#999999" fo:border="none"/>
    </style:style>
    <style:style style:name="ce6" style:family="table-cell" style:parent-style-name="Default">
      <style:table-cell-properties fo:border-bottom="0.0008in solid #000000" fo:background-color="#b2b2b2" fo:border-left="none" fo:border-right="none" fo:border-top="0.0008in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ackground-color="#999999" fo:border-left="none" fo:border-right="none" fo:border-top="0.0008in solid #000000"/>
    </style:style>
    <style:style style:name="ce9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b2b2b2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b2b2b2" fo:border-left="none" fo:border-right="none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9" style:family="table-cell" style:parent-style-name="Default">
      <style:table-cell-properties fo:border-bottom="0.0008in solid #000000" fo:background-color="#b2b2b2" fo:border-left="none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ackground-color="#999999" fo:border-left="none" fo:border-right="0.0008in solid #000000" fo:border-top="0.0008in solid #000000"/>
    </style:style>
    <style:style style:name="ce21" style:family="table-cell" style:parent-style-name="Default">
      <style:table-cell-properties fo:background-color="#333333"/>
    </style:style>
    <style:style style:name="ce22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XP</text:p>
          </table:table-cell>
          <table:table-cell table:style-name="ce10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21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style-name="ce5"/>
          <table:table-cell table:style-name="ce11" table:number-columns-repeated="2"/>
          <table:table-cell table:style-name="ce5" table:number-columns-repeated="2"/>
          <table:table-cell table:style-name="ce3"/>
          <table:table-cell table:number-columns-repeated="1017"/>
        </table:table-row>
        <table:table-row table:style-name="ro1">
          <table:table-cell/>
          <table:table-cell table:style-name="ce6" office:value-type="string">
            <text:p>Vita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ob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llia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Offense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Martial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isarming Strike</text:p>
          </table:table-cell>
          <table:table-cell office:value-type="string">
            <text:p>melee, then force DROP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, then manuever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, then shif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impose Pron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Spinning Sweep</text:p>
          </table:table-cell>
          <table:table-cell office:value-type="string">
            <text:p>melee adjace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Flury of Blows</text:p>
          </table:table-cell>
          <table:table-cell office:value-type="string">
            <text:p>melee 3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melee impose Grappl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Ranged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table:number-columns-repeated="2" office:value-type="float" office:value="1">
            <text:p>1</text:p>
          </table:table-cell>
          <table:table-cell office:value-type="string">
            <text:p>Take Aim</text:p>
          </table:table-cell>
          <table:table-cell office:value-type="string">
            <text:p>+2 to next ranged, stacking UBN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-1</text:p>
          </table:table-cell>
          <table:table-cell office:value-type="string">
            <text:p>Quickshot</text:p>
          </table:table-cell>
          <table:table-cell office:value-type="string">
            <text:p>-4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Smooth Reset</text:p>
          </table:table-cell>
          <table:table-cell office:value-type="string">
            <text:p>ranged, if 0 loaded, reloa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Running Shot</text:p>
          </table:table-cell>
          <table:table-cell office:value-type="string">
            <text:p>manuever and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office:value-type="string">
            <text:p>Suppress</text:p>
          </table:table-cell>
          <table:table-cell office:value-type="string">
            <text:p>UBNT if target manuever or attack, rang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Fire-at-Will</text:p>
          </table:table-cell>
          <table:table-cell office:value-type="string">
            <text:p>-4 ranged 3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Gutshot</text:p>
          </table:table-cell>
          <table:table-cell office:value-type="string">
            <text:p>ranged and impose ***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quadsight</text:p>
          </table:table-cell>
          <table:table-cell office:value-type="string">
            <text:p>ranged with ally LOS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Aiming for the Head</text:p>
          </table:table-cell>
          <table:table-cell office:value-type="string">
            <text:p>ranged deals +2dW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18" office:value-type="string">
            <text:p>ranged 2x for 1 load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18" office:value-type="string">
            <text:p>UBNT if ally attacked, ranged and impose -3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Eith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astle Attack</text:p>
          </table:table-cell>
          <table:table-cell office:value-type="string">
            <text:p>attack, then swap places with adjacent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Make Space</text:p>
          </table:table-cell>
          <table:table-cell office:value-type="string">
            <text:p>attack, then swap target with adjacent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Declare Target</text:p>
          </table:table-cell>
          <table:table-cell office:value-type="string">
            <text:p>attack, then ally gain ADV on next attack on target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Quickdraw</text:p>
          </table:table-cell>
          <table:table-cell office:value-type="string">
            <text:p>HOLD stored weapon then attack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atures – Uti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mun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ay in Formation</text:p>
          </table:table-cell>
          <table:table-cell office:value-type="string">
            <text:p>manuever, if ally adjacent, both +2 to next attack or +2 reflex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6" office:value-type="string">
            <text:p>Singular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Interactiv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Physic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Powe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Agilit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Vigor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Mentality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Intellec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Sapienc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Magnetism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Training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20"/>
          <table:table-cell table:number-columns-repeated="1017"/>
        </table:table-row>
        <table:table-row table:style-name="ro1">
          <table:table-cell/>
          <table:table-cell table:style-name="ce6" office:value-type="string">
            <text:p>Combat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ulture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9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Competency</text:p>
          </table:table-cell>
          <table:table-cell table:style-name="ce12" table:number-columns-repeated="2"/>
          <table:table-cell table:style-name="ce16" table:number-columns-repeated="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22" table:number-columns-repeated="1017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6">05/26/2025</text:date>, <text:time>17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1M42S</meta:editing-duration>
    <meta:editing-cycles>20</meta:editing-cycles>
    <meta:generator>OpenOffice/4.1.13$Win32 OpenOffice.org_project/4113m1$Build-9810</meta:generator>
    <dc:date>2025-05-26T17:01:14.21</dc:date>
    <meta:document-statistic meta:table-count="3" meta:cell-count="440" meta:object-count="0"/>
    <meta:user-defined meta:name="Info 1"/>
    <meta:user-defined meta:name="Info 2"/>
    <meta:user-defined meta:name="Info 3"/>
    <meta:user-defined meta:name="Info 4"/>
  </office:meta>
</office:document-meta>
</file>